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9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 style:min-row-height="0.604167in"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4"><text:s/></text:span><text:span text:style-name="T25">Камбулов Михаил Дмитри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script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В</text:span><text:span text:style-name="T30"><text:s/></text:span><text:span text:style-name="T31">чем</text:span><text:span text:style-name="T32"><text:s/></text:span><text:span text:style-name="T33">разница</text:span><text:span text:style-name="T34"><text:s/></text:span><text:span text:style-name="T35">между</text:span><text:span text:style-name="T36"><text:s/></text:span><text:span text:style-name="T37">операторами</text:span><text:span text:style-name="T38"><text:s/>"=="</text:span><text:span text:style-name="T39">и</text:span><text:span text:style-name="T40"><text:s/>"==="?</text:span><text:span text:style-name="T41"/></text:p>
          </table:table-cell>
          <table:table-cell table:style-name="TableCell010201">
            <text:p text:style-name="P9"><text:span text:style-name="T42">Двойное равно сравнивает только по значению ,а тройное</text:span></text:p>
            <text:p text:style-name="P9"><text:span text:style-name="T42">и по значению и по типу т.е. если сравнивать число 2 и строку<text:s/></text:span><text:span text:style-name="T43"/></text:p>
            <text:p text:style-name="P9"><text:span text:style-name="T43">'2'<text:s/></text:span><text:span text:style-name="T44">двойное равно выдаст<text:s/></text:span><text:span text:style-name="T45">true<text:s/></text:span><text:span text:style-name="T46">а тройное<text:s/></text:span><text:span text:style-name="T47">false</text:span><text:span text:style-name="T48"/></text:p>
          </table:table-cell>
        </table:table-row>
        <table:table-row table:style-name="TableRow0103">
          <table:table-cell table:style-name="TableCell010300">
            <text:p text:style-name="P11"><text:span text:style-name="T49">Что</text:span><text:span text:style-name="T50"><text:s/></text:span><text:span text:style-name="T51">такое</text:span><text:span text:style-name="T52"><text:s/></text:span><text:span text:style-name="T53">область</text:span><text:span text:style-name="T54"><text:s/></text:span><text:span text:style-name="T55">видимости</text:span><text:span text:style-name="T56"><text:s/>(Scope)?</text:span><text:span text:style-name="T57"/></text:p>
          </table:table-cell>
          <table:table-cell table:style-name="TableCell010301">
            <text:p text:style-name="P11"><text:span text:style-name="T58">Область видимости это доступность переменной в коде</text:span></text:p>
            <text:p text:style-name="P11"><text:span text:style-name="T59">let<text:s/></text:span><text:span text:style-name="T60">и<text:s/></text:span><text:span text:style-name="T61">const</text:span><text:span text:style-name="T62"/></text:p>
          </table:table-cell>
        </table:table-row>
        <table:table-row table:style-name="TableRow0104">
          <table:table-cell table:style-name="TableCell010400">
            <text:p text:style-name="P14"><text:span text:style-name="T63"><text:s/></text:span><text:span text:style-name="T64">В</text:span><text:span text:style-name="T65"><text:s/></text:span><text:span text:style-name="T66">каких</text:span><text:span text:style-name="T67"><text:s/></text:span><text:span text:style-name="T68">ситуациях</text:span><text:span text:style-name="T69"><text:s/></text:span><text:span text:style-name="T70">следует</text:span><text:span text:style-name="T71"><text:s/></text:span><text:span text:style-name="T72">использовать</text:span><text:span text:style-name="T73"><text:s/></text:span><text:span text:style-name="T74">ключевые</text:span><text:span text:style-name="T75"><text:s/></text:span><text:span text:style-name="T76">слова</text:span><text:span text:style-name="T77"><text:s/>let<text:s/></text:span><text:span text:style-name="T78">и</text:span><text:span text:style-name="T79"><text:s/>const?</text:span><text:span text:style-name="T80"/></text:p>
          </table:table-cell>
          <table:table-cell table:style-name="TableCell010401">
            <text:p text:style-name="P14"><text:span text:style-name="T81">Область видимости<text:s/></text:span><text:span text:style-name="T82">var<text:s/></text:span><text:span text:style-name="T83">функциональная, а область видимости </text:span></text:p>
            <text:p text:style-name="P14"><text:span text:style-name="T84">let<text:s/></text:span><text:span text:style-name="T85">и<text:s/></text:span><text:span text:style-name="T86">const<text:s/></text:span><text:span text:style-name="T87">блочная<text:s/></text:span><text:span text:style-name="T88"/></text:p>
          </table:table-cell>
        </table:table-row>
        <table:table-row table:style-name="TableRow0105">
          <table:table-cell table:style-name="TableCell010500">
            <text:p text:style-name="P17"><text:span text:style-name="T89">Что</text:span><text:span text:style-name="T90"><text:s/></text:span><text:span text:style-name="T91">такое</text:span><text:span text:style-name="T92"><text:s/></text:span><text:span text:style-name="T93">прототип</text:span><text:span text:style-name="T94"><text:s/></text:span><text:span text:style-name="T95">объекта</text:span><text:span text:style-name="T96">?</text:span><text:span text:style-name="T97"/></text:p>
          </table:table-cell>
          <table:table-cell table:style-name="TableCell010501">
            <text:p text:style-name="P17"><text:span text:style-name="T98">Это наследуемый обьект включающий все поля и методы </text:span></text:p>
            <text:p text:style-name="P17"><text:span text:style-name="T98">оъекта от которого он наследуется</text:span><text:span text:style-name="T99"/></text:p>
          </table:table-cell>
        </table:table-row>
        <table:table-row table:style-name="TableRow0106">
          <table:table-cell table:style-name="TableCell010600">
            <text:p text:style-name="P19"><text:span text:style-name="T100">Какое</text:span><text:span text:style-name="T101"><text:s/></text:span><text:span text:style-name="T102">значение</text:span><text:span text:style-name="T103"><text:s/></text:span><text:span text:style-name="T104">имеет</text:span><text:span text:style-name="T105"><text:s/>this?</text:span><text:span text:style-name="T106"/></text:p>
          </table:table-cell>
          <table:table-cell table:style-name="TableCell010601">
            <text:p text:style-name="P19"><text:span text:style-name="T107">this<text:s/></text:span><text:span text:style-name="T108">ссылается на обьект в контексте которого он находится</text:span><text:span text:style-name="T109"/></text:p>
          </table:table-cell>
        </table:table-row>
        <table:table-row table:style-name="TableRow0107">
          <table:table-cell table:style-name="TableCell010700">
            <text:p text:style-name="P21"><text:span text:style-name="T110">Какими</text:span><text:span text:style-name="T111"><text:s/></text:span><text:span text:style-name="T112">способами</text:span><text:span text:style-name="T113"><text:s/></text:span><text:span text:style-name="T114">можно</text:span><text:span text:style-name="T115"><text:s/></text:span><text:span text:style-name="T116">клонировать</text:span><text:span text:style-name="T117"><text:s/></text:span><text:span text:style-name="T118">объект</text:span><text:span text:style-name="T119">?</text:span><text:span text:style-name="T120"/></text:p>
          </table:table-cell>
          <table:table-cell table:style-name="TableCell010701">
            <text:p text:style-name="P21"><text:span text:style-name="T121">1 способ с помощью<text:s/></text:span><text:span text:style-name="T122">Spread<text:s/></text:span><text:span text:style-name="T123">оператора</text:span></text:p>
            <text:p text:style-name="P21"><text:span text:style-name="T123"><text:s/>2 способ с помощью Object.assign</text:span></text:p>
            <text:p text:style-name="P21"><text:span text:style-name="T123">3 способ с помощью JSON.parse</text:span><text:span text:style-name="T124">/</text:span><text:span text:style-name="T125">JSON.stringify</text:span><text:span text:style-name="T126"/></text:p>
          </table:table-cell>
        </table:table-row>
        <table:table-row table:style-name="TableRow0108">
          <table:table-cell table:style-name="TableCell010800">
            <text:p text:style-name="P23"><text:span text:style-name="T127">Что</text:span><text:span text:style-name="T128"><text:s/></text:span><text:span text:style-name="T129">такое</text:span><text:span text:style-name="T130"><text:s/>XMLHttpRequest<text:s/></text:span><text:span text:style-name="T131">и</text:span><text:span text:style-name="T132"><text:s/></text:span><text:span text:style-name="T133">зачем</text:span><text:span text:style-name="T134"><text:s/></text:span><text:span text:style-name="T135">он</text:span><text:span text:style-name="T136"><text:s/></text:span><text:span text:style-name="T137">нужен</text:span><text:span text:style-name="T138">?</text:span><text:span text:style-name="T139"/></text:p>
          </table:table-cell>
          <table:table-cell table:style-name="TableCell010801">
            <text:p text:style-name="P23"><text:span text:style-name="T140">XMLHttpRequest<text:s/></text:span><text:span text:style-name="T141">делает запрос к серверу без перезагрузки страницы</text:span><text:span text:style-name="T142"><text:s/></text:span></text:p>
          </table:table-cell>
        </table:table-row>
        <table:table-row table:style-name="TableRow0109">
          <table:table-cell table:style-name="TableCell010900" table:number-columns-spanned="2">
            <text:p text:style-name="P26"><text:span text:style-name="T143">Разное</text:span><text:span text:style-name="T144"/></text:p>
          </table:table-cell>
          <table:covered-table-cell/>
        </table:table-row>
        <table:table-row table:style-name="TableRow0110">
          <table:table-cell table:style-name="TableCell011000">
            <text:p text:style-name="P29"><text:span text:style-name="T145">Что</text:span><text:span text:style-name="T146"><text:s/></text:span><text:span text:style-name="T147">такое</text:span><text:span text:style-name="T148"><text:s/>cookies?</text:span><text:span text:style-name="T149"/></text:p>
          </table:table-cell>
          <table:table-cell table:style-name="TableCell011001">
            <text:p text:style-name="P30"><text:span text:style-name="T150">Куки это данные о пользователе на определенном сайте</text:span></text:p>
            <text:p text:style-name="P30"><text:span text:style-name="T150">хранящиеся в браузере</text:span></text:p>
            <text:p text:style-name="P31"><text:span text:style-name="T150">Они нужны что бы предоставить сайту информацию о пользователе</text:span><text:span text:style-name="T151"/></text:p>
          </table:table-cell>
        </table:table-row>
        <table:table-row table:style-name="TableRow0111">
          <table:table-cell table:style-name="TableCell011100">
            <text:p text:style-name="P33"><text:span text:style-name="T152">В</text:span><text:span text:style-name="T153"><text:s/></text:span><text:span text:style-name="T154">чем</text:span><text:span text:style-name="T155"><text:s/></text:span><text:span text:style-name="T156">разница</text:span><text:span text:style-name="T157"><text:s/></text:span><text:span text:style-name="T158">между</text:span><text:span text:style-name="T159"><text:s/>padding<text:s/></text:span><text:span text:style-name="T160">и</text:span><text:span text:style-name="T161"><text:s/>margin?</text:span><text:span text:style-name="T162"/></text:p>
          </table:table-cell>
          <table:table-cell table:style-name="TableCell011101">
            <text:p text:style-name="P33"><text:span text:style-name="T163">margin<text:s/></text:span><text:span text:style-name="T164">внешний</text:span><text:span text:style-name="T165"><text:s/></text:span><text:span text:style-name="T166">отступ<text:s/></text:span><text:span text:style-name="T167">padding<text:s/></text:span><text:span text:style-name="T168">внутренний</text:span><text:span text:style-name="T169"/></text:p>
          </table:table-cell>
        </table:table-row>
        <table:table-row table:style-name="TableRow0112">
          <table:table-cell table:style-name="TableCell011200">
            <text:p text:style-name="P35"><text:span text:style-name="T170">Что</text:span><text:span text:style-name="T171"><text:s/></text:span><text:span text:style-name="T172">такое</text:span><text:span text:style-name="T173"><text:s/></text:span><text:span text:style-name="T174">сессии</text:span><text:span text:style-name="T175"><text:s/></text:span><text:span text:style-name="T176">и</text:span><text:span text:style-name="T177"><text:s/></text:span><text:span text:style-name="T178">зачем</text:span><text:span text:style-name="T179"><text:s/></text:span><text:span text:style-name="T180">они</text:span><text:span text:style-name="T181"><text:s/></text:span><text:span text:style-name="T182">используются</text:span><text:span text:style-name="T183">?</text:span><text:span text:style-name="T184"/></text:p>
          </table:table-cell>
          <table:table-cell table:style-name="TableCell011201">
            <text:p text:style-name="P35"><text:span text:style-name="T185">Сессия хранит в себе данные о том что пользователь авторизован на сайте</text:span><text:span text:style-name="T186">,<text:s/></text:span><text:span text:style-name="T187">нужна для того что бы ползователь не авторизовывался на сайте каждый раз когда он обновляет страницу</text:span><text:span text:style-name="T188"/></text:p>
          </table:table-cell>
        </table:table-row>
        <table:table-row table:style-name="TableRow0113">
          <table:table-cell table:style-name="TableCell011300">
            <text:p text:style-name="P37"><text:span text:style-name="T189">Опишите</text:span><text:span text:style-name="T190"><text:s/></text:span><text:span text:style-name="T191">что</text:span><text:span text:style-name="T192"><text:s/></text:span><text:span text:style-name="T193">будет</text:span><text:span text:style-name="T194"><text:s/></text:span><text:span text:style-name="T195">происходить</text:span><text:span text:style-name="T196"><text:s/></text:span><text:span text:style-name="T197">«</text:span><text:span text:style-name="T198">под</text:span><text:span text:style-name="T199"><text:s/></text:span><text:span text:style-name="T200">капотом</text:span><text:span text:style-name="T201">»<text:s/></text:span><text:span text:style-name="T202">после</text:span><text:span text:style-name="T203"><text:s/></text:span><text:span text:style-name="T204">ввода</text:span><text:span text:style-name="T205"><text:s/></text:span><text:span text:style-name="T206">адреса</text:span><text:span text:style-name="T207"><text:s/></text:span><text:span text:style-name="T208">сайта</text:span><text:span text:style-name="T209"><text:s/></text:span><text:span text:style-name="T210">в</text:span><text:span text:style-name="T211"><text:s/></text:span><text:span text:style-name="T212">браузере</text:span><text:span text:style-name="T213"><text:s/></text:span><text:span text:style-name="T214">и</text:span><text:span text:style-name="T215"><text:s/></text:span><text:span text:style-name="T216">нажатия</text:span><text:span text:style-name="T217"><text:s/>Enter?</text:span><text:span text:style-name="T218"/></text:p>
          </table:table-cell>
          <table:table-cell table:style-name="TableCell011301">
            <text:p text:style-name="P37"><text:span text:style-name="T219">браузер обращается к серверу по адресу который ввел пользователь потом браузер выполняет<text:s/></text:span><text:span text:style-name="T220">http<text:s/></text:span><text:span text:style-name="T221">запрос и получает ответ с сервера<text:s/></text:span><text:span text:style-name="T222"/></text:p>
          </table:table-cell>
        </table:table-row>
      </table:table>
      <text:p text:style-name="P39"><text:span text:style-name="T2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